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01cm" fo:margin-bottom="0.101cm" style:contextual-spacing="false"/>
      <style:text-properties style:text-line-through-style="solid" style:text-line-through-type="single" officeooo:rsid="000b0bb5" officeooo:paragraph-rsid="000b0bb5"/>
    </style:style>
    <style:style style:name="P2" style:family="paragraph" style:parent-style-name="Standard" style:list-style-name="L1">
      <style:text-properties style:text-line-through-style="solid" style:text-line-through-type="single" officeooo:rsid="0007890f" officeooo:paragraph-rsid="0007890f"/>
    </style:style>
    <style:style style:name="P3" style:family="paragraph" style:parent-style-name="Standard" style:list-style-name="L1">
      <style:paragraph-properties fo:margin-top="0.101cm" fo:margin-bottom="0.101cm" style:contextual-spacing="false"/>
      <style:text-properties style:text-line-through-style="solid" style:text-line-through-type="single" officeooo:rsid="0008f0ed" officeooo:paragraph-rsid="0008f0ed"/>
    </style:style>
    <style:style style:name="P4" style:family="paragraph" style:parent-style-name="Standard" style:list-style-name="L1">
      <style:paragraph-properties fo:margin-top="0.101cm" fo:margin-bottom="0.101cm" style:contextual-spacing="false"/>
      <style:text-properties fo:language="ru" fo:country="RU" officeooo:rsid="000c18ca" officeooo:paragraph-rsid="000c18c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243093791" text:style-name="L1">
        <text:list-item>
          <text:p text:style-name="P2">исправить баг со временем при прохождении "Обучение" . В коде условие звучит так: - "при достижении 60 мин появляется предупреждение и обучение закрывается".</text:p>
        </text:list-item>
        <text:list-item>
          <text:p text:style-name="P3">поосле этого предупреждения выше, перекинула нас в главное меню и при повторном заходе в этап обучение начинается с того вопроса с которого нас выкинуло.</text:p>
        </text:list-item>
        <text:list-item>
          <text:p text:style-name="P4">тоже самое со временем и "Экзамен"</text:p>
        </text:list-item>
        <text:list-item>
          <text:p text:style-name="P1">не показывает результат, если пройти этап пложительно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7-07T19:38:15.242000000</dc:date>
    <meta:editing-duration>PT1H8M54S</meta:editing-duration>
    <meta:editing-cycles>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4" meta:word-count="64" meta:character-count="401" meta:non-whitespace-character-count="345"/>
  </office:meta>
</office:document-meta>
</file>